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paragraph-properties fo:text-align="justify">
        <style:tab-stops>
          <style:tab-stop style:type="left" style:position="3.75in"/>
          <style:tab-stop style:type="left" style:position="4.409in"/>
        </style:tab-stops>
      </style:paragraph-properties>
      <style:text-properties style:font-size-complex="11.5pt"/>
    </style:style>
    <style:style style:name="P18" style:parent-style-name="Nadpis1" style:family="paragraph">
      <style:paragraph-properties fo:text-align="justify"/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0" style:parent-style-name="Značkapozn.podčarou" style:family="text">
      <style:text-properties fo:font-weight="normal" style:font-weight-asian="normal" fo:font-size="9pt" style:font-size-asian="9pt"/>
    </style:style>
    <style:style style:name="T21" style:parent-style-name="Značkapozn.podčarou" style:family="text">
      <style:text-properties fo:font-weight="normal" style:font-weight-asian="normal" fo:font-size="9pt" style:font-size-asian="9pt"/>
    </style:style>
    <style:style style:name="P22" style:parent-style-name="Základnítext" style:family="paragraph"/>
    <style:style style:name="P23" style:parent-style-name="Základnítext" style:family="paragraph"/>
    <style:style style:name="P24" style:parent-style-name="Základnítext" style:family="paragraph"/>
    <style:style style:name="T25" style:parent-style-name="Značkapozn.podčarou" style:family="text">
      <style:text-properties fo:font-weight="normal" style:font-weight-asian="normal" fo:font-size="9pt" style:font-size-asian="9pt"/>
    </style:style>
    <style:style style:name="P26" style:parent-style-name="Základnítext" style:family="paragraph"/>
    <style:style style:name="P27" style:parent-style-name="Normální" style:family="paragraph">
      <style:paragraph-properties fo:text-align="justify"/>
    </style:style>
    <style:style style:name="T28" style:parent-style-name="Značkapozn.podčarou" style:family="text">
      <style:text-properties fo:font-weight="normal" style:font-weight-asian="normal" fo:font-size="9pt" style:font-size-asian="9pt"/>
    </style:style>
    <style:style style:name="P29" style:parent-style-name="Nadpis1" style:family="paragraph">
      <style:paragraph-properties fo:text-align="justify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"/><text:bookmark-start text:name="Text2"/>K106 48/2018<text:bookmark-end text:name="Text1"/></text:p>
            <text:p text:style-name="Normální">KVOP-48870/2018<text:bookmark-end text:name="Text2"/></text:p>
            <text:p text:style-name="Normální"><text:bookmark-start text:name="Text6"/>09. 11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/>
            <text:p text:style-name="Normální">Vážený pan</text:p>
            <text:p text:style-name="Normální">J. Š.</text:p>
            <text:p text:style-name="Normální"/>
            <text:p text:style-name="Normální"/>
            <text:p text:style-name="P17">ID schránky:<text:s/>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P18" text:outline-level="1">Sdělení o poskytnutí informace a výzva<text:s/>k úhradě nákladů souvisejících<text:s/>s poskytnutím informací<text:s/>ve smyslu<text:s/>§ 17 odst. 1 zákona<text:s/>č. 106/1999 Sb.,<text:s/>o svobodném přístupu<text:s/>k informacím,<text:s/>ve znění pozdějších předpisů</text:h>
      <text:p text:style-name="Základnítext">Vážený pane Š.,</text:p>
      <text:p text:style-name="Základnítext">dovoluji si Vás vyrozumět ve věci Vaší<text:s/>žádosti o poskytnutí informace<text:s/>ve věci<text:s/>přezkumu úřední činnosti orgánů sociálně-právní ochrany ze strany Veřejné ochránkyně práv ze dne<text:s/>29. 10. 2017, kterou žádáte o odpovědi na tyto otázky:</text:p>
      <text:list text:style-name="LFO4" text:continue-numbering="true">
        <text:list-item>
          <text:p text:style-name="Číslovanýseznam">Kolik podnětů<text:s/>ve smyslu<text:s/>§ 9 písm. a) – c) zákona<text:s/>č. 349/1999 Sb.,<text:s/>o Veřejném ochránci práv,<text:s/>v platném znění (dále jen „ZVOP“) týkající se přezkumu úřední činnosti orgánu sociálně-právní ochrany dětí obdržel povinný subjekt<text:s/>za rok 2017?</text:p>
        </text:list-item>
        <text:list-item>
          <text:p text:style-name="Číslovanýseznam">V<text:s/>kolika případech jednal povinný subjekt<text:s/>z vlastní iniciativy<text:s/>ve smyslu<text:s/>§ 9 písm. d)<text:s/>ZVOP<text:s/>ve věci přezkumu úřední činnosti orgánu sociálně-právní ochrany dětí<text:s/>za rok 2017?</text:p>
        </text:list-item>
        <text:list-item>
          <text:p text:style-name="Číslovanýseznam">V<text:s/>kolika případech (nehledě<text:s/>na to<text:s/>na jakém základě se povinný subjekt věcí zabýval)<text:s/>za rok 2017 dospěl povinný subjekt<text:s/>k závěru, že přezkoumávaná úřední činnost orgánu sociálně-právní ochrany dětí byla nesprávní, tj. nezákonná?</text:p>
        </text:list-item>
        <text:list-item>
          <text:p text:style-name="Číslovanýseznam">V<text:s/>kolika případech<text:s/>za rok 2017 bylo následkem nesprávné úřední činnosti orgánu sociálně-právní ochrany dětí porušení základního lidského práva dítěte, jehož ochranu měl předmětný orgán sociálně-právní ochrany dětí zajišťovat?</text:p>
        </text:list-item>
        <text:list-item>
          <text:p text:style-name="Číslovanýseznam">V<text:s/>kolika případech<text:s/>za rok 2017 bylo následkem nesprávné úřední činnosti orgánu sociálně-právní ochrany dětí porušení Úmluvy<text:s/>o právech dítěte?</text:p>
        </text:list-item>
        <text:list-item>
          <text:p text:style-name="Číslovanýseznam">V<text:s/>kolika případech<text:s/>za rok 2017 přezkoumával povinný subjekt úřední činnost orgánu sociálně-právní ochrany dětí související<text:s/>s plněním povinností vyplývajících<text:s/>z části deváté zákona<text:s/>č. 359/1999 Sb.,<text:s/>o sociálně-právní ochraně dětí,<text:s/>v platném znění<text:s/>(dále jen „ZOSPOD“), tj.<text:s/>při vyřizování přestupků<text:s/>v oblasti sociálně-právní ochrany dětí.</text:p>
        </text:list-item>
      </text:list>
      <text:p text:style-name="Základnítext">Ve smyslu zákona o svobodném přístupu k informacím,<text:s/><text:span text:style-name="Silné">se poskytují níže uvedené informace</text:span>:</text:p>
      <text:p text:style-name="Základnítext">K bodu<text:s/>č. 1</text:p>
      <text:soft-page-break/>
      <text:p text:style-name="Základnítext">Veřejná ochránkyně práv přijala<text:s/>za rok 2017 celkem 357<text:s/>podnětů<text:s/>ve smyslu<text:s/>§ 9 písm. a) – c)<text:s/>ZVOP týkajících se přezkumu úřední činnosti orgánů sociálně-právní ochrany dětí.</text:p>
      <text:p text:style-name="Základnítext">K bodu<text:s/>č. 2</text:p>
      <text:p text:style-name="Základnítext">Za rok 2017 zahájila Veřejná ochránkyně práv<text:s/>ve 3 případech šetření<text:s/>z vlastní iniciativy<text:s/>ve smyslu<text:s/>§ 9 písm. d) ZVOP<text:s/>ve věci přezkumu úřední činnosti orgánu sociálně-právní ochrany dětí.</text:p>
      <text:p text:style-name="Základnítext">K<text:s/>bodu<text:s/>č. 3</text:p>
      <text:p text:style-name="Základnítext">Za rok 2017 zjistila Veřejná ochránkyně práv pochybení<text:s/>při úřední činnosti orgánu sociálně-právní ochrany dětí<text:s/>ve 46 případech.<text:s/>Pro přesnost Vás informuji, že tento údaj může zahrnovat<text:s/>i případy zahájené před rokem 2017. Není totiž vždy možné, aby byl podnět vyřízen<text:s/>v témže roce,<text:s/>ve kterém je doručen ochránkyni.</text:p>
      <text:p text:style-name="Základnítext">K<text:s/>bodu<text:s/>č. 6</text:p>
      <text:p text:style-name="Základnítext">Veřejná ochránkyně práv<text:s/>za rok 2017<text:s/>v žádném<text:s/>z případů<text:s/>nepřezkoumávala úřední činnost orgánu sociálně-právní ochrany dětí související<text:s/>s plněním povinností vyplývajících<text:s/>z části deváté ZOSPOD, tj.<text:s/>při vyřizování přestupků<text:s/>v oblasti sociálně-právní ochrany dětí.</text:p>
      <text:p text:style-name="P19">K bodu<text:s/>č. 4<text:s/>a 5</text:p>
      <text:p text:style-name="Základnítext">Požadované informace<text:s/>o bodech (4)<text:s/>a (5) Vám budou poskytnuty<text:s/>po uhrazení nákladů<text:s/>ve výši 3800 Kč<text:s/>(podrobnosti níže), stanovených podle<text:s/>§ 17 odst. 1 zákona<text:s/>o svobodném přístupu<text:s/>k informacím<text:s/>a Sazebníku úhrad<text:s/>za poskytování informací Kanceláře veřejného ochránce práv. Sazebník úhrad<text:s/>za poskytování informací Kanceláře veřejného ochránce práv vydal vedoucí kanceláře<text:s/>a je dostupný<text:s/>na webových stránkách veřejného ochránce práv<text:span text:style-name="Značkapozn.podčarou"><text:note text:note-class="footnote" text:id="_ftn0"><text:note-citation>1</text:note-citation><text:note-body><text:p text:style-name="Textpozn.podčarou"><text:s/><text:span text:style-name="T20"><text:tab/></text:span>Viz<text:s/><text:a xlink:href="https://www.ochrance.cz/kancelar-vop/poskytovani-informaci-podle-zakona-c-1061999-sb/zasady-pro-poskytovani-informaci/sazebnik-uhrad-za-poskytovani-informaci-podle-zakona-c-1061999-sb-o-svobodnem-pristupu-k-informacim-ve-zneni-pozdejsich-predpisu/" office:target-frame-name="_top" xlink:show="replace"><text:span text:style-name="Hypertextovýodkaz">https://www.ochrance.cz/kancelar-vop/poskytovani-informaci-podle-zakona-c-1061999-sb/zasady-pro-poskytovani-informaci/sazebnik-uhrad-za-poskytovani-informaci-podle-zakona-c-1061999-sb-o-svobodnem-pristupu-k-informacim-ve-zneni-pozdejsich-predpisu/</text:span></text:a><text:span text:style-name="Hypertextovýodkaz">.</text:span></text:p></text:note-body></text:note></text:span><text:s/>(kopii sazebníku Vám zasílám přílohou).</text:p>
      <text:p text:style-name="Základnítext">Údaj o tom, zda bylo následkem nesprávné úřední činnosti orgánu sociálně-právní ochrany dětí porušeno základní lidské právo, jehož ochranu měl předmětný orgán sociálně-právní ochrany zajišťovat (bod č. 4), a stejně tak ani údaj o tom, zda byla následkem nesprávné úřední činnosti orgánu sociálně-právní ochrany dětí porušena Úmluva o právech dítěte<text:span text:style-name="Značkapozn.podčarou"><text:note text:note-class="footnote" text:id="_ftn1"><text:note-citation>2</text:note-citation><text:note-body><text:p text:style-name="Textpozn.podčarou"><text:s/><text:span text:style-name="T21"><text:tab/></text:span>Úmluva<text:s/>o právech dítěte, sjednaná 20. listopadu 1989<text:s/>v New Yorku, vyhlášená<text:s/>pod č. 104/1991 Sb.</text:p></text:note-body></text:note></text:span><text:s/>(bod č. 5) nelze zjistit pouze z indexace právních předpisů či rejstříkového zatřízení bez podrobného projití a analýzy jednotlivých zpráv ochránkyně. Pro poskytnutí takových informací je tak nezbytné projít všechny případy, ve kterých ochránkyně shledala porušení při úřední činnosti orgánu sociálně-právní ochrany dětí za rok 2017 a z textu zpráv ochránkyně zjistit, zda pochybením orgánu sociálně-právní ochrany dětí bylo porušeno základní lidské právo nebo Úmluva o právech dítěte. Kontrolou vybraného vzorku spisů bylo zjištěno, že tato činnost zabere v průměru 25 minut na jednu zprávu ochránkyně.</text:p>
      <text:p text:style-name="Základnítext"/>
      <text:p text:style-name="Základnítext"><text:span text:style-name="Silné">Výše úhrady byla stanovena následovně:</text:span></text:p>
      <text:list text:style-name="LFO5" text:continue-numbering="true">
        <text:list-item>
          <text:p text:style-name="P22">Z<text:s/>elektronické evidence odboru administrativních<text:s/>a spisových služeb Kanceláře veřejného ochránce práv bylo zjištěno, že počet podnětů,<text:s/>ve kterých<text:s/>za rok 2017 shledala ochránkyně pochybení orgánu sociálně-právní ochrany dětí je roven číslu 46.</text:p>
        </text:list-item>
        <text:list-item>
          <text:p text:style-name="P23">Na<text:s/>základě výše uvedeného odhadu časové náročnosti<text:s/>na analýzu<text:s/>jedné zprávy<text:s/>ochránkyně (25 minut) byl celkový počet<text:s/>zpráv<text:s/>ochránkyně,<text:s/>ve kterých shledala pochybení OSPOD<text:s/>za rok 2017 vynásoben časovou náročností<text:s/>jedné zprávy z čehož bylo vypočteno, kolik<text:s/>času<text:s/>bude<text:s/>na analýzu všech<text:s/>zpráv<text:s/>ochránkyně potřeba<text:s/>a výsledné číslo bylo zaokrouhleno<text:s/>na celé hodiny<text:s/>dolů (19<text:s/>hodin).</text:p>
        </text:list-item>
        <text:list-item>
          <text:p text:style-name="P24">Výsledný počet<text:s/><text:span text:style-name="Silné">19 hodin</text:span><text:s/>byl vynásoben částkou<text:s/><text:span text:style-name="Silné">200 Kč</text:span><text:span text:style-name="Silné"><text:s/>za </text:span><text:span text:style-name="Silné">každou celou hodinu</text:span><text:s/>mimořádně rozsáhlého vyhledávání, která vyplývá<text:s/>z bodu 4.<text:s/>Sazebníku úhrad<text:s/>za poskytování informací Kanceláře veřejného ochránce práv.<text:span text:style-name="Značkapozn.podčarou"><text:note text:note-class="footnote" text:id="_ftn2"><text:note-citation>3</text:note-citation><text:note-body><text:p text:style-name="Textpozn.podčarou"><text:s/><text:span text:style-name="T25"><text:tab/></text:span>Podle bodu 4 Sazebníku úhrad za poskytování informací Kanceláře veřejného ochránce práv: „Pokud je poskytnutí informace spojeno s mimořádně rozsáhlým vyhledáváním informací, stanoví se výše úhrady za každou hodinu vyhledávání jedním zaměstnancem na 200,- Kč. V případě mimořádně rozsáhlého vyhledávání informací více zaměstnanců je výše úhrady dána součtem částek připadajících na každého zaměstnance.“</text:p></text:note-body></text:note></text:span></text:p>
        </text:list-item>
        <text:list-item>
          <text:p text:style-name="P26">Celkové náklady Kanceláře veřejného ochránce práv za mimořádně rozsáhlé<text:s/>vyhledávání<text:s/>části Vámi požadovaných informací činí částku<text:s/><text:span text:style-name="Silné">3</text:span><text:span text:style-name="Silné">.</text:span><text:span text:style-name="Silné">800 Kč</text:span>.</text:p>
        </text:list-item>
      </text:list>
      <text:p text:style-name="Základnítext">Výše uvedené náklady můžete uhradit<text:s/>na účet<text:s/>u České národní banky č. 19-41123621/0710<text:s/>pod variabilním symbolem 1005.<text:s/>Úhradu nákladů je možné provést rovněž v hotovosti na pokladně Kanceláře veřejného ochránce práv každý pracovní den od 8:00 do 16:00.</text:p>
      <text:p text:style-name="Základnítext">Informace Vám bude poskytnuta<text:s/>po připsání této částky<text:s/>na uvedený účet nebo<text:s/>po zaplacení<text:s/>v hotovosti.<text:s/><text:span text:style-name="Silné">Nezaplatíte-li shora uvedenou částku</text:span><text:span text:style-name="Silné"><text:s/>do </text:span><text:span text:style-name="Silné">60 dnů</text:span><text:span text:style-name="Silné"><text:s/>ode </text:span><text:span text:style-name="Silné">dne oznámení její výše, bude Vaše žádost</text:span><text:span text:style-name="Silné"><text:s/>v </text:span><text:span text:style-name="Silné">části bodů (4)</text:span><text:span text:style-name="Silné"><text:s/>a </text:span><text:span text:style-name="Silné">(5) odložena podle ustanovení</text:span><text:span text:style-name="Silné"><text:s/>§ </text:span><text:span text:style-name="Silné">17 odst. 5 zákona</text:span><text:span text:style-name="Silné"><text:s/>o </text:span><text:span text:style-name="Silné">svobodném přístupu</text:span><text:span text:style-name="Silné"><text:s/>k </text:span><text:span text:style-name="Silné">informacím</text:span>.</text:p>
      <text:h text:style-name="Nadpis1" text:outline-level="1">Poučení</text:h>
      <text:p text:style-name="Základnítext">Nesouhlasíte-li<text:s/>s výší požadované úhrady, máte možnost podat písemně nebo ústně stížnost dle ustanovení<text:s/>§ 16a odst. 1 písm. d) zákona<text:s/>o svobodném přístupu<text:s/>k informacím<text:s/>Kanceláři veřejného ochránce práv<text:s/>do <text:span text:style-name="Silné">30 dnů</text:span><text:span text:style-name="Silné"><text:s/>ode </text:span><text:span text:style-name="Silné">dne doručení tohoto oznámení</text:span>.<text:s/>O stížnosti bude rozhodovat vedoucí Kanceláře veřejného ochránce práv.<text:s/>Po dobu vyřizování stížnosti neplyne lhůta<text:s/>pro zaplacení požadované úhrady.</text:p>
      <text:p text:style-name="Základnítext">S pozdravem</text:p>
      <text:p text:style-name="Základnítext"/>
      <text:p text:style-name="podpis">Mgr. Petra Zdražilová v. r.</text:p>
      <text:p text:style-name="podpis">ředitelka právní sekce</text:p>
      <text:p text:style-name="podpis">(dopis je opatřen elektronickým podpisem)</text:p>
      <text:p text:style-name="podpis"/>
      <text:p text:style-name="Příloha">Příloha</text:p>
      <text:p text:style-name="P27">Sazebník úhrad<text:s/>za poskytování informací podle zákona<text:s/>č. 106/1999 Sb.,<text:s/>o svobodném přístupu<text:s/>k informacím,<text:s/>ve znění pozdějších předpisů<text:span text:style-name="Značkapozn.podčarou"><text:note text:note-class="footnote" text:id="_ftn3"><text:note-citation>4</text:note-citation><text:note-body><text:p text:style-name="Textpozn.podčarou"><text:s/><text:span text:style-name="T28"><text:tab/></text:span>Sazebník vychází<text:s/>z Instrukce Ministerstva spravedlnosti čj. 286/2011-OT-OSV<text:s/>ze dne 17. července 2011.</text:p></text:note-body></text:note></text:span></text:p>
      <text:h text:style-name="P29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4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-complex="Times New Roman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LFO4">
      <text:list-level-style-number text:level="1" text:style-name="WW_CharLFO4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3611in" svg:y="-0.01667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Z2EO*</text:span>*KVOPX008Z2EO*</text:p>
        <text:p text:style-name="P12"><text:span text:style-name="T13">KVOPX008Z2EO</text:span>KVOPX008Z2EO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1-10T09:42:00Z</meta:creation-date>
    <dc:date>2019-01-10T09:43:00Z</dc:date>
    <meta:print-date>2018-11-09T13:18:00Z</meta:print-date>
    <meta:template xlink:href="KVOP_dopis%20vedoucího" xlink:type="simple"/>
    <meta:editing-cycles>4</meta:editing-cycles>
    <meta:editing-duration>PT60S</meta:editing-duration>
    <meta:user-defined meta:name="ContentTypeId">0x010100D3A71DC738674B4893D02C4CA0E22FAC</meta:user-defined>
    <meta:document-statistic meta:page-count="4" meta:paragraph-count="13" meta:word-count="973" meta:character-count="6702" meta:row-count="47" meta:non-whitespace-character-count="5742"/>
  </office:meta>
</office:document-meta>
</file>